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5.02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ep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ricb/Engineering/KBADC/kicad/cheep3a/cheep3a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Fri 14 Jul 2023 01:16:01 PM M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3.fc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JRNPO9BN270/C1070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JRNPO9BN270/C1070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2016-CL10C331JB8NNNC/C16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2016-CL10C331JB8NNNC/C16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6531-CL10A105KB8NNNC/C158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6531-CL10A105KB8NNNC/C158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6531-CL10A105KB8NNNC/C158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jlcpcb.com/partdetail/439567-GRM21BR61H106KE43L/C4401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jlcpcb.com/partdetail/439567-GRM21BR61H106KE43L/C4401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2016-CL10C331JB8NNNC/C16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jlcpcb.com/partdetail/439567-GRM21BR61H106KE43L/C4401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65-CL10B332KB8NNNC/C16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65-CL10B332KB8NNNC/C16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46-0603B151K500NT/C15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46-0603B151K500NT/C15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6531-CL10A105KB8NNNC/C158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58143-0603B103K500NT/C571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s://jlcpcb.com/partdetail/Mdd-SS14/C24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s://jlcpcb.com/partdetail/Mdd-SS14/C24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CLX6F-FKC</text:p>
          </table:table-cell>
          <table:table-cell office:value-type="string" calcext:value-type="string">
            <text:p>LED_SMD:LED_RGB_PLCC-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GZ2012D601TF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https://jlcpcb.com/partdetail/Sunlord-GZ2012D601TF/C10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string" calcext:value-type="string">
            <text:p>GZ2012D601TF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https://jlcpcb.com/partdetail/Sunlord-GZ2012D601TF/C10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B3</text:p>
          </table:table-cell>
          <table:table-cell office:value-type="string" calcext:value-type="string">
            <text:p>GZ1608D222TF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jlcpcb.com/partdetail/Sunlord-GZ1608D222TF/C966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emeb_library:con16_2X8_S4_T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JST SH-4 (Qwiic)</text:p>
          </table:table-cell>
          <table:table-cell office:value-type="string" calcext:value-type="string">
            <text:p>emeb_library:JST_SH_SM04B-SRSS-TB_04x1.00mm_Angl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jlcpcb.com/partdetail/Goodwork-MMBT3904/C9097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1904-0603WAF1001T5E/C211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4623-0603WAF3302T5E/C4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4623-0603WAF3302T5E/C4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55-0603WAF1800T5E/C228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55-0603WAF1800T5E/C228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7-0603WAF1002T5E/C258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4623-0603WAF3302T5E/C4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55-0603WAF1800T5E/C228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17-0603WAF1202T5E/C227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17-0603WAF1202T5E/C227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17-0603WAF1202T5E/C227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17-0603WAF1202T5E/C227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02-0603WAF1000T5E/C227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02-0603WAF1000T5E/C227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86-0603WAF100JT5E/C228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1904-0603WAF1001T5E/C211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1904-0603WAF1001T5E/C211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1904-0603WAF1001T5E/C211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_library:Potentiometer_TT_P0915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_library:Potentiometer_TT_P0915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_library:Potentiometer_TT_P0915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CH32V003F4U6</text:p>
          </table:table-cell>
          <table:table-cell office:value-type="string" calcext:value-type="string">
            <text:p>Package_DFN_QFN:QFN-20-1EP_3x3mm_P0.4mm_EP1.65x1.65mm_ThermalVias</text:p>
          </table:table-cell>
          <table:table-cell office:value-type="string" calcext:value-type="string">
            <text:p>https://jlcpcb.com/partdetail/wch_jiangsu_Qin_heng-CH32V003F4U6/C52999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PT8211-S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jlcpcb.com/partdetail/ptc_princeton_tech-PT8211S/C920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LM4040C50FT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jlcpcb.com/partdetail/DiodesIncorporated-LM4040C50FTA/C1562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MCP6004-I/ST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jlcpcb.com/partdetail/MicrochipTech-MCP6004T_IST/C502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E6118A50B3G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jlcpcb.com/partdetail/162404-ME6118A50B3G/C151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BCT2028EUK3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jlcpcb.com/partdetail/Broadchip-BCT2028EUK33TR/C2667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jlcpcb.com/partdetail/Stmicroelectronics-TL072CDT/C69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SX32Y024000BK1T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jlcpcb.com/partdetail/Tkd-SX32Y024000BK1T/C27163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JLC</text:p>
          </table:table-cell>
          <table:table-cell office:value-type="string" calcext:value-type="string">
            <text:p>check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, C2, C3, C6, C7, C12, C13, C19, C22, C2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KRX7R9BB104/C1466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Yageo-CC0603JRNPO9BN270/C1070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8, C9, C17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2016-CL10C331JB8NNNC/C16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10, C11, C14, C2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6531-CL10A105KB8NNNC/C1584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5, C16, 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jlcpcb.com/partdetail/439567-GRM21BR61H106KE43L/C4401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65-CL10B332KB8NNNC/C161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1946-0603B151K500NT/C159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jlcpcb.com/partdetail/58143-0603B103K500NT/C5711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https://jlcpcb.com/partdetail/Mdd-SS14/C2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X6F-FKC</text:p>
          </table:table-cell>
          <table:table-cell office:value-type="string" calcext:value-type="string">
            <text:p>LED_SMD:LED_RGB_PLCC-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GZ2012D601TF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https://jlcpcb.com/partdetail/Sunlord-GZ2012D601TF/C101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B3</text:p>
          </table:table-cell>
          <table:table-cell office:value-type="string" calcext:value-type="string">
            <text:p>GZ1608D222TF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https://jlcpcb.com/partdetail/Sunlord-GZ1608D222TF/C966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emeb_library:con16_2X8_S4_TEC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3, J4, J6, J7, J8, J9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emeb_library:Jack_3.5mm_QingPu_WQP-PJ398SM_Vertical_CircularHole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 SH-4 (Qwiic)</text:p>
          </table:table-cell>
          <table:table-cell office:value-type="string" calcext:value-type="string">
            <text:p>emeb_library:JST_SH_SM04B-SRSS-TB_04x1.00mm_Angled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jlcpcb.com/partdetail/Goodwork-MMBT3904/C90975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4584-0603WAF1801T5E/C417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, R4, R10, R11, R22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6-0603WAF1003T5E/C258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 R5, R12, R20, R2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911-0603WAF4992T5E/C231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6, R7, R1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4623-0603WAF3302T5E/C421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, R9, 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55-0603WAF1800T5E/C228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6547-0603WAF1002T5E/C258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17-0603WAF1202T5E/C227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4, 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02-0603WAF1000T5E/C227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3586-0603WAF100JT5E/C228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7, R28, 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https://jlcpcb.com/partdetail/21904-0603WAF1001T5E/C211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1, RV2, 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meb_library:Potentiometer_TT_P0915N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F4U6</text:p>
          </table:table-cell>
          <table:table-cell office:value-type="string" calcext:value-type="string">
            <text:p>Package_DFN_QFN:QFN-20-1EP_3x3mm_P0.4mm_EP1.65x1.65mm_ThermalVias</text:p>
          </table:table-cell>
          <table:table-cell office:value-type="string" calcext:value-type="string">
            <text:p>https://jlcpcb.com/partdetail/wch_jiangsu_Qin_heng-CH32V003F4U6/C529990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T8211-S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jlcpcb.com/partdetail/ptc_princeton_tech-PT8211S/C920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4040C50FT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jlcpcb.com/partdetail/DiodesIncorporated-LM4040C50FTA/C1562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CP6004-I/ST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jlcpcb.com/partdetail/MicrochipTech-MCP6004T_IST/C502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E6118A50B3G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jlcpcb.com/partdetail/162404-ME6118A50B3G/C1510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BCT2028EUK3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jlcpcb.com/partdetail/Broadchip-BCT2028EUK33TR/C26676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jlcpcb.com/partdetail/Stmicroelectronics-TL072CDT/C696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SX32Y024000BK1T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jlcpcb.com/partdetail/Tkd-SX32Y024000BK1T/C27163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15:43:07.352327860</dc:date>
    <meta:editing-duration>PT3M24S</meta:editing-duration>
    <meta:editing-cycles>3</meta:editing-cycles>
    <meta:generator>LibreOffice/7.3.7.2$Linux_X86_64 LibreOffice_project/30$Build-2</meta:generator>
    <meta:document-statistic meta:table-count="1" meta:cell-count="592" meta:object-count="0"/>
  </office:meta>
</office:document-meta>
</file>